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1.5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1.1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1.336cm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 style:protect="position size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7.63cm" svg:y1="1.915cm" svg:x2="10.591cm" svg:y2="9.362cm" draw:start-shape="id1" draw:start-glue-point="8" draw:end-shape="id2" draw:end-glue-point="4" svg:d="M7630 1915l2961 7447" svg:viewBox="0 0 2962 7448">
          <text:p/>
        </draw:connector>
        <draw:connector draw:style-name="gr2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3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7-07-07">Jul 7, 2017</text:date></text:span><text:span text:style-name="T1"> - micemn.net</text:span></text:p>
          </draw:text-box>
        </draw:frame>
        <draw:custom-shape draw:style-name="gr4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6" draw:text-style-name="P1" draw:layer="layout" draw:type="line" svg:x1="11.115cm" svg:y1="16.114cm" svg:x2="14.075cm" svg:y2="16.114cm" svg:d="M11115 16114h2960" svg:viewBox="0 0 2961 1">
          <text:p/>
        </draw:connector>
        <draw:connector draw:style-name="gr6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6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11.83cm" svg:y1="1.915cm" svg:x2="12.591cm" svg:y2="9.362cm" draw:start-shape="id9" draw:start-glue-point="8" draw:end-shape="id10" draw:end-glue-point="4" svg:d="M11830 1915l761 7447" svg:viewBox="0 0 762 7448">
          <text:p/>
        </draw:connector>
        <draw:custom-shape draw:style-name="gr11" draw:text-style-name="P4" xml:id="id9" draw:id="id9" draw:layer="layout" svg:width="0.635cm" svg:height="0.381cm" svg:x="11.5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7.3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2.014cm" svg:height="1.319cm" svg:x="10.99cm" svg:y="7.71cm">
          <draw:text-box>
            <text:p text:style-name="P7"><text:span text:style-name="T3">E4/38</text:span></text:p>
            <text:p text:style-name="P7"><text:span text:style-name="T3">E4/42</text:span></text:p>
            <text:p text:style-name="P7"><text:span text:style-name="T3">E5/42</text:span></text:p>
          </draw:text-box>
        </draw:frame>
        <draw:frame draw:style-name="gr14" draw:text-style-name="P6" draw:layer="layout" svg:width="1.658cm" svg:height="0.963cm" svg:x="8.9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5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6" draw:text-style-name="P6" draw:layer="layout" svg:width="1.069cm" svg:height="0.607cm" svg:x="9.501cm" svg:y="5.941cm">
          <draw:text-box>
            <text:p text:style-name="P4"><text:span text:style-name="T3">Po9</text:span></text:p>
          </draw:text-box>
        </draw:frame>
        <draw:frame draw:style-name="gr17" draw:text-style-name="P6" draw:layer="layout" svg:width="1.675cm" svg:height="0.607cm" svg:x="19.467cm" svg:y="10.119cm">
          <draw:text-box>
            <text:p text:style-name="P4"><text:span text:style-name="T3">E5/1</text:span></text:p>
          </draw:text-box>
        </draw:frame>
        <draw:frame draw:style-name="gr18" draw:text-style-name="P6" draw:layer="layout" svg:width="1.852cm" svg:height="0.607cm" svg:x="19.466cm" svg:y="14.818cm">
          <draw:text-box>
            <text:p text:style-name="P4"><text:span text:style-name="T3">ge-0/0/22</text:span></text:p>
          </draw:text-box>
        </draw:frame>
        <draw:frame draw:style-name="gr19" draw:text-style-name="P6" draw:layer="layout" svg:width="1.247cm" svg:height="0.607cm" svg:x="15.843cm" svg:y="12.185cm">
          <draw:text-box>
            <text:p text:style-name="P4"><text:span text:style-name="T3">Po11</text:span></text:p>
          </draw:text-box>
        </draw:frame>
        <draw:frame draw:style-name="gr20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1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4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2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4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6" draw:text-style-name="P1" draw:layer="layout" draw:type="line" svg:x1="14.591cm" svg:y1="9.362cm" svg:x2="16.03cm" svg:y2="1.915cm" draw:start-shape="id11" draw:start-glue-point="4" draw:end-shape="id12" draw:end-glue-point="8" svg:d="M14591 9362l1439-7447" svg:viewBox="0 0 1440 7448">
          <text:p/>
        </draw:connector>
        <draw:custom-shape draw:style-name="gr11" draw:text-style-name="P4" xml:id="id12" draw:id="id12" draw:layer="layout" svg:width="0.635cm" svg:height="0.381cm" svg:x="15.7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6" draw:id="id6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5.092cm" svg:y="5.9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7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069cm" svg:height="0.607cm" svg:x="12.402cm" svg:y="5.942cm">
          <draw:text-box>
            <text:p text:style-name="P4"><text:span text:style-name="T3">Po5</text:span></text:p>
          </draw:text-box>
        </draw:frame>
        <draw:connector draw:style-name="gr10" draw:text-style-name="P1" draw:layer="layout" draw:type="line" svg:x1="11.605cm" svg:y1="1.86cm" svg:x2="12.366cm" svg:y2="9.417cm" draw:start-shape="id9" draw:start-glue-point="7" draw:end-shape="id10" draw:end-glue-point="5" svg:d="M11605 1860l761 7557" svg:viewBox="0 0 762 7558">
          <text:p/>
        </draw:connector>
        <draw:connector draw:style-name="gr10" draw:text-style-name="P1" draw:layer="layout" draw:type="line" svg:x1="12.054cm" svg:y1="1.86cm" svg:x2="12.815cm" svg:y2="9.417cm" draw:start-shape="id9" draw:start-glue-point="9" draw:end-shape="id10" draw:end-glue-point="11" svg:d="M12054 1860l761 7557" svg:viewBox="0 0 762 7558">
          <text:p/>
        </draw:connector>
        <draw:custom-shape draw:style-name="gr12" draw:text-style-name="P1" draw:layer="layout" svg:width="1.089cm" svg:height="0.381cm" svg:x="14.7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9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4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854cm" svg:y1="1.86cm" svg:x2="10.815cm" svg:y2="9.417cm" draw:start-shape="id1" draw:start-glue-point="9" draw:end-shape="id2" draw:end-glue-point="11" svg:d="M7854 1860l2961 7557" svg:viewBox="0 0 2962 7558">
          <text:p/>
        </draw:connector>
        <draw:connector draw:style-name="gr10" draw:text-style-name="P1" draw:layer="layout" draw:type="line" svg:x1="20.23cm" svg:y1="1.915cm" svg:x2="16.591cm" svg:y2="9.362cm" draw:start-shape="id13" draw:start-glue-point="8" draw:end-shape="id14" draw:end-glue-point="4" svg:d="M20230 1915l-3639 7447" svg:viewBox="0 0 3640 7448">
          <text:p/>
        </draw:connector>
        <draw:custom-shape draw:style-name="gr12" draw:text-style-name="P1" draw:layer="layout" svg:width="1.089cm" svg:height="0.381cm" svg:x="17.754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8.289cm" svg:y="5.943cm">
          <draw:text-box>
            <text:p text:style-name="P4"><text:span text:style-name="T3">Po18</text:span></text:p>
          </draw:text-box>
        </draw:frame>
        <draw:connector draw:style-name="gr10" draw:text-style-name="P1" draw:layer="layout" draw:type="line" svg:x1="20.005cm" svg:y1="1.86cm" svg:x2="16.366cm" svg:y2="9.417cm" draw:start-shape="id13" draw:start-glue-point="7" draw:end-shape="id14" draw:end-glue-point="5" svg:d="M20005 1860l-3639 7557" svg:viewBox="0 0 3640 7558">
          <text:p/>
        </draw:connector>
        <draw:connector draw:style-name="gr10" draw:text-style-name="P1" draw:layer="layout" draw:type="line" svg:x1="20.454cm" svg:y1="1.86cm" svg:x2="16.815cm" svg:y2="9.417cm" draw:start-shape="id13" draw:start-glue-point="9" draw:end-shape="id14" draw:end-glue-point="11" svg:d="M20454 1860l-3639 7557" svg:viewBox="0 0 3640 7558">
          <text:p/>
        </draw:connector>
        <draw:frame draw:style-name="gr15" draw:text-style-name="P6" draw:layer="layout" svg:width="1.836cm" svg:height="0.607cm" svg:x="13.699cm" svg:y="8.37cm">
          <draw:text-box>
            <text:p text:style-name="P4"><text:span text:style-name="T3">E5/8</text:span></text:p>
          </draw:text-box>
        </draw:frame>
        <draw:custom-shape draw:style-name="gr27" draw:text-style-name="P5" draw:layer="layout" svg:width="4.064cm" svg:height="1.295cm" svg:x="5.5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4.064cm" svg:height="1.295cm" svg:x="1.3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3.9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Cisco 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4.064cm" svg:height="1.295cm" svg:x="9.7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 29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064cm" svg:height="1.295cm" svg:x="18.197cm" svg:y="1.305cm">
          <text:p text:style-name="P4"><text:span text:style-name="T2">Northern Lights GigaPop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2.014cm" svg:height="1.319cm" svg:x="15.49cm" svg:y="7.711cm">
          <draw:text-box>
            <text:p text:style-name="P7"><text:span text:style-name="T3">E4/11</text:span></text:p>
            <text:p text:style-name="P7"><text:span text:style-name="T3">E4/12</text:span></text:p>
            <text:p text:style-name="P7"><text:span text:style-name="T3">E5/28</text:span></text:p>
          </draw:text-box>
        </draw:fram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7-07-07T13:51:49.045409064</dc:date>
    <meta:editing-duration>PT3H51M26S</meta:editing-duration>
    <meta:editing-cycles>123</meta:editing-cycles>
    <meta:generator>LibreOffice/5.1.6.2$Linux_X86_64 LibreOffice_project/10m0$Build-2</meta:generator>
    <meta:document-statistic meta:object-count="64"/>
  </office:meta>
</office:document-meta>
</file>